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3.676cm" svg:height="12.507cm" svg:x="0.524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21T14:49:30.352220832</dc:date>
    <meta:editing-duration>PT57M23S</meta:editing-duration>
    <meta:editing-cycles>18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5" chart:interval-major="1" chart:reverse-direction="false" text:line-break="false" chart:link-data-style-to-source="false" chart:axis-position="0"/>
      <style:graphic-properties svg:stroke-width="0.03cm"/>
      <style:text-properties fo:font-size="24pt" style:font-size-asian="2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4pt" fo:font-style="italic" style:font-size-asian="24pt" style:font-size-complex="9pt"/>
    </style:style>
    <style:style style:name="ch6" style:family="chart" style:data-style-name="N0">
      <style:chart-properties chart:display-label="true" chart:logarithmic="false" chart:minimum="-2" chart:maximum="4" chart:origin="0" chart:reverse-direction="false" text:line-break="false" chart:link-data-style-to-source="false" chart:axis-position="0"/>
      <style:graphic-properties svg:stroke-width="0.03cm"/>
      <style:text-properties fo:font-size="24pt" style:font-size-asian="2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7cm" svg:height="12.508cm" xlink:href="." xlink:type="simple" chart:class="chart:scatter" chart:style-name="ch1">
        <chart:legend svg:x="7.611cm" svg:y="0.912cm" style:legend-expansion="custom" chartooo:width="4.476cm" chartooo:height="2.902cm" style:legend-expansion-aspect-ratio="1.54238456237078" chart:style-name="ch2"/>
        <chart:plot-area chart:style-name="ch3" chart:data-source-has-labels="both" svg:x="0.496cm" svg:y="0.044cm" svg:width="12.426cm" svg:height="11.991cm">
          <chartooo:coordinate-region svg:x="0.88cm" svg:y="0.521cm" svg:width="11.803cm" svg:height="11.037cm"/>
          <chart:axis chart:dimension="x" chart:name="primary-x" chart:style-name="ch4" chartooo:axis-type="auto">
            <chart:title svg:x="12.817cm" svg:y="6.393cm" chart:style-name="ch5">
              <text:p>x</text:p>
            </chart:title>
            <chart:categories table:cell-range-address="local-table.$A$2:.$A$105"/>
          </chart:axis>
          <chart:axis chart:dimension="y" chart:name="primary-y" chart:style-name="ch6">
            <chart:title svg:x="1.412cm" svg:y="0.164cm" chart:style-name="ch5">
              <text:p>y</text:p>
            </chart:title>
          </chart:axis>
          <chart:series chart:style-name="ch7" chart:values-cell-range-address="local-table.$C$2:.$C$105" chart:label-cell-address="local-table.$C$1" chart:class="chart:scatter">
            <chart:domain table:cell-range-address="local-table.$B$2:.$B$105"/>
            <chart:data-point chart:repeated="104"/>
          </chart:series>
          <chart:series chart:style-name="ch8" chart:values-cell-range-address="local-table.$D$2:.$D$105" chart:label-cell-address="local-table.$D$1" chart:class="chart:scatter">
            <chart:data-point chart:repeated="104"/>
          </chart:series>
          <chart:series chart:style-name="ch9" chart:values-cell-range-address="local-table.$E$2:.$E$105" chart:label-cell-address="local-table.$E$1" chart:class="chart:scatter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ln x</text:p>
              </table:table-cell>
              <table:table-cell office:value-type="string">
                <text:p>dy/dx</text:p>
              </table:table-cell>
              <table:table-cell office:value-type="string">
                <text:p>1/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-4.60517018598809">
                <text:p>-4.60517018598809</text:p>
              </table:table-cell>
              <table:table-cell office:value-type="float" office:value="23.9789527279837">
                <text:p>23.9789527279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-2.20727491318972">
                <text:p>-2.20727491318972</text:p>
              </table:table-cell>
              <table:table-cell office:value-type="float" office:value="6.46627164925052">
                <text:p>6.46627164925052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-1.56064774826467">
                <text:p>-1.56064774826467</text:p>
              </table:table-cell>
              <table:table-cell office:value-type="float" office:value="3.89464766761723">
                <text:p>3.89464766761723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-1.17118298150294">
                <text:p>-1.17118298150294</text:p>
              </table:table-cell>
              <table:table-cell office:value-type="float" office:value="2.79584862219161">
                <text:p>2.79584862219161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-0.891598119283784">
                <text:p>-0.891598119283784</text:p>
              </table:table-cell>
              <table:table-cell office:value-type="float" office:value="2.18253566020018">
                <text:p>2.18253566020018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-0.673344553263766">
                <text:p>-0.673344553263766</text:p>
              </table:table-cell>
              <table:table-cell office:value-type="float" office:value="1.79048231448986">
                <text:p>1.79048231448986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-0.49429632181478">
                <text:p>-0.49429632181478</text:p>
              </table:table-cell>
              <table:table-cell office:value-type="float" office:value="1.51806012868004">
                <text:p>1.51806012868004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">
                <text:p>0.71</text:p>
              </table:table-cell>
              <table:table-cell office:value-type="float" office:value="-0.342490308946776">
                <text:p>-0.342490308946776</text:p>
              </table:table-cell>
              <table:table-cell office:value-type="float" office:value="1.31769277631123">
                <text:p>1.31769277631123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-0.210721031315653">
                <text:p>-0.210721031315653</text:p>
              </table:table-cell>
              <table:table-cell office:value-type="float" office:value="1.16410351844411">
                <text:p>1.16410351844411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-0.0943106794712414">
                <text:p>-0.0943106794712414</text:p>
              </table:table-cell>
              <table:table-cell office:value-type="float" office:value="1.04261010324409">
                <text:p>1.04261010324409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">
                <text:p>1.01</text:p>
              </table:table-cell>
              <table:table-cell office:value-type="float" office:value="0.00995033085316809">
                <text:p>0.00995033085316809</text:p>
              </table:table-cell>
              <table:table-cell office:value-type="float" office:value="0.944096844710747">
                <text:p>0.944096844710747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104360015324243">
                <text:p>0.104360015324243</text:p>
              </table:table-cell>
              <table:table-cell office:value-type="float" office:value="0.862603442844069">
                <text:p>0.862603442844069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">
                <text:p>1.21</text:p>
              </table:table-cell>
              <table:table-cell office:value-type="float" office:value="0.19062035960865">
                <text:p>0.19062035960865</text:p>
              </table:table-cell>
              <table:table-cell office:value-type="float" office:value="0.794067776044104">
                <text:p>0.794067776044104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">
                <text:p>1.31</text:p>
              </table:table-cell>
              <table:table-cell office:value-type="float" office:value="0.27002713721306">
                <text:p>0.27002713721306</text:p>
              </table:table-cell>
              <table:table-cell office:value-type="float" office:value="0.735625671770167">
                <text:p>0.735625671770167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">
                <text:p>1.41</text:p>
              </table:table-cell>
              <table:table-cell office:value-type="float" office:value="0.343589704390077">
                <text:p>0.343589704390077</text:p>
              </table:table-cell>
              <table:table-cell office:value-type="float" office:value="0.68519946436756">
                <text:p>0.68519946436756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">
                <text:p>1.51</text:p>
              </table:table-cell>
              <table:table-cell office:value-type="float" office:value="0.412109650826833">
                <text:p>0.412109650826833</text:p>
              </table:table-cell>
              <table:table-cell office:value-type="float" office:value="0.641245281695386">
                <text:p>0.641245281695386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">
                <text:p>1.61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0.602591915181968">
                <text:p>0.602591915181968</text:p>
              </table:table-cell>
              <table:table-cell office:value-type="float" office:value="0.62111801242236">
                <text:p>0.62111801242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">
                <text:p>1.71</text:p>
              </table:table-cell>
              <table:table-cell office:value-type="float" office:value="0.536493370514569">
                <text:p>0.536493370514569</text:p>
              </table:table-cell>
              <table:table-cell office:value-type="float" office:value="0.56833474763166">
                <text:p>0.56833474763166</text:p>
              </table:table-cell>
              <table:table-cell office:value-type="float" office:value="0.584795321637427">
                <text:p>0.584795321637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">
                <text:p>1.81</text:p>
              </table:table-cell>
              <table:table-cell office:value-type="float" office:value="0.593326845277735">
                <text:p>0.593326845277735</text:p>
              </table:table-cell>
              <table:table-cell office:value-type="float" office:value="0.537763967808041">
                <text:p>0.53776396780804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">
                <text:p>1.91</text:p>
              </table:table-cell>
              <table:table-cell office:value-type="float" office:value="0.647103242058539">
                <text:p>0.647103242058539</text:p>
              </table:table-cell>
              <table:table-cell office:value-type="float" office:value="0.510314800124458">
                <text:p>0.510314800124458</text:p>
              </table:table-cell>
              <table:table-cell office:value-type="float" office:value="0.523560209424084">
                <text:p>0.523560209424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">
                <text:p>2.01</text:p>
              </table:table-cell>
              <table:table-cell office:value-type="float" office:value="0.698134722070985">
                <text:p>0.698134722070985</text:p>
              </table:table-cell>
              <table:table-cell office:value-type="float" office:value="0.485532254169908">
                <text:p>0.485532254169908</text:p>
              </table:table-cell>
              <table:table-cell office:value-type="float" office:value="0.497512437810945">
                <text:p>0.497512437810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">
                <text:p>2.11</text:p>
              </table:table-cell>
              <table:table-cell office:value-type="float" office:value="0.746687947487976">
                <text:p>0.746687947487976</text:p>
              </table:table-cell>
              <table:table-cell office:value-type="float" office:value="0.463045680416863">
                <text:p>0.463045680416863</text:p>
              </table:table-cell>
              <table:table-cell office:value-type="float" office:value="0.473933649289099">
                <text:p>0.47393364928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">
                <text:p>2.21</text:p>
              </table:table-cell>
              <table:table-cell office:value-type="float" office:value="0.792992515529662">
                <text:p>0.792992515529662</text:p>
              </table:table-cell>
              <table:table-cell office:value-type="float" office:value="0.442550090040406">
                <text:p>0.442550090040406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">
                <text:p>2.31</text:p>
              </table:table-cell>
              <table:table-cell office:value-type="float" office:value="0.837247524533703">
                <text:p>0.837247524533703</text:p>
              </table:table-cell>
              <table:table-cell office:value-type="float" office:value="0.423792229688615">
                <text:p>0.423792229688615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1">
                <text:p>2.41</text:p>
              </table:table-cell>
              <table:table-cell office:value-type="float" office:value="0.879626747502564">
                <text:p>0.879626747502564</text:p>
              </table:table-cell>
              <table:table-cell office:value-type="float" office:value="0.406560056411289">
                <text:p>0.406560056411289</text:p>
              </table:table-cell>
              <table:table-cell office:value-type="float" office:value="0.414937759336099">
                <text:p>0.414937759336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">
                <text:p>2.51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0.390674681909094">
                <text:p>0.390674681909094</text:p>
              </table:table-cell>
              <table:table-cell office:value-type="float" office:value="0.398406374501992">
                <text:p>0.398406374501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">
                <text:p>2.61</text:p>
              </table:table-cell>
              <table:table-cell office:value-type="float" office:value="0.959350221334602">
                <text:p>0.959350221334602</text:p>
              </table:table-cell>
              <table:table-cell office:value-type="float" office:value="0.375984135570075">
                <text:p>0.375984135570075</text:p>
              </table:table-cell>
              <table:table-cell office:value-type="float" office:value="0.383141762452107">
                <text:p>0.383141762452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">
                <text:p>2.71</text:p>
              </table:table-cell>
              <table:table-cell office:value-type="float" office:value="0.99694863489161">
                <text:p>0.99694863489161</text:p>
              </table:table-cell>
              <table:table-cell office:value-type="float" office:value="0.362358484540449">
                <text:p>0.362358484540449</text:p>
              </table:table-cell>
              <table:table-cell office:value-type="float" office:value="0.3690036900369">
                <text:p>0.3690036900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">
                <text:p>2.81</text:p>
              </table:table-cell>
              <table:table-cell office:value-type="float" office:value="1.03318448334566">
                <text:p>1.03318448334566</text:p>
              </table:table-cell>
              <table:table-cell office:value-type="float" office:value="0.349685978377467">
                <text:p>0.349685978377467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">
                <text:p>2.91</text:p>
              </table:table-cell>
              <table:table-cell office:value-type="float" office:value="1.0681530811834">
                <text:p>1.0681530811834</text:p>
              </table:table-cell>
              <table:table-cell office:value-type="float" office:value="0.337869975773832">
                <text:p>0.337869975773832</text:p>
              </table:table-cell>
              <table:table-cell office:value-type="float" office:value="0.343642611683849">
                <text:p>0.343642611683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">
                <text:p>3.01</text:p>
              </table:table-cell>
              <table:table-cell office:value-type="float" office:value="1.10194007876079">
                <text:p>1.10194007876079</text:p>
              </table:table-cell>
              <table:table-cell office:value-type="float" office:value="0.326826474303583">
                <text:p>0.326826474303583</text:p>
              </table:table-cell>
              <table:table-cell office:value-type="float" office:value="0.332225913621262">
                <text:p>0.332225913621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">
                <text:p>3.11</text:p>
              </table:table-cell>
              <table:table-cell office:value-type="float" office:value="1.13462272619114">
                <text:p>1.13462272619114</text:p>
              </table:table-cell>
              <table:table-cell office:value-type="float" office:value="0.316482109507818">
                <text:p>0.316482109507818</text:p>
              </table:table-cell>
              <table:table-cell office:value-type="float" office:value="0.321543408360128">
                <text:p>0.321543408360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">
                <text:p>3.21</text:p>
              </table:table-cell>
              <table:table-cell office:value-type="float" office:value="1.16627093714193">
                <text:p>1.16627093714193</text:p>
              </table:table-cell>
              <table:table-cell office:value-type="float" office:value="0.306772522470471">
                <text:p>0.306772522470471</text:p>
              </table:table-cell>
              <table:table-cell office:value-type="float" office:value="0.311526479750779">
                <text:p>0.311526479750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">
                <text:p>3.31</text:p>
              </table:table-cell>
              <table:table-cell office:value-type="float" office:value="1.19694818938897">
                <text:p>1.19694818938897</text:p>
              </table:table-cell>
              <table:table-cell office:value-type="float" office:value="0.297641019064538">
                <text:p>0.297641019064538</text:p>
              </table:table-cell>
              <table:table-cell office:value-type="float" office:value="0.302114803625377">
                <text:p>0.302114803625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">
                <text:p>3.41</text:p>
              </table:table-cell>
              <table:table-cell office:value-type="float" office:value="1.22671229129543">
                <text:p>1.22671229129543</text:p>
              </table:table-cell>
              <table:table-cell office:value-type="float" office:value="0.289037461823489">
                <text:p>0.289037461823489</text:p>
              </table:table-cell>
              <table:table-cell office:value-type="float" office:value="0.293255131964809">
                <text:p>0.293255131964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">
                <text:p>3.51</text:p>
              </table:table-cell>
              <table:table-cell office:value-type="float" office:value="1.25561603747778">
                <text:p>1.25561603747778</text:p>
              </table:table-cell>
              <table:table-cell office:value-type="float" office:value="0.280917348670151">
                <text:p>0.280917348670151</text:p>
              </table:table-cell>
              <table:table-cell office:value-type="float" office:value="0.284900284900285">
                <text:p>0.284900284900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">
                <text:p>3.61</text:p>
              </table:table-cell>
              <table:table-cell office:value-type="float" office:value="1.28370777234479">
                <text:p>1.28370777234479</text:p>
              </table:table-cell>
              <table:table-cell office:value-type="float" office:value="0.273241042745542">
                <text:p>0.273241042745542</text:p>
              </table:table-cell>
              <table:table-cell office:value-type="float" office:value="0.277008310249307">
                <text:p>0.277008310249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">
                <text:p>3.71</text:p>
              </table:table-cell>
              <table:table-cell office:value-type="float" office:value="1.31103187661934">
                <text:p>1.31103187661934</text:p>
              </table:table-cell>
              <table:table-cell office:value-type="float" office:value="0.26597312519266">
                <text:p>0.26597312519266</text:p>
              </table:table-cell>
              <table:table-cell office:value-type="float" office:value="0.269541778975741">
                <text:p>0.269541778975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">
                <text:p>3.81</text:p>
              </table:table-cell>
              <table:table-cell office:value-type="float" office:value="1.33762918913861">
                <text:p>1.33762918913861</text:p>
              </table:table-cell>
              <table:table-cell office:value-type="float" office:value="0.259081848586646">
                <text:p>0.259081848586646</text:p>
              </table:table-cell>
              <table:table-cell office:value-type="float" office:value="0.26246719160105">
                <text:p>0.2624671916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">
                <text:p>3.91</text:p>
              </table:table-cell>
              <table:table-cell office:value-type="float" office:value="1.36353737399728">
                <text:p>1.36353737399728</text:p>
              </table:table-cell>
              <table:table-cell office:value-type="float" office:value="0.252538673212035">
                <text:p>0.252538673212035</text:p>
              </table:table-cell>
              <table:table-cell office:value-type="float" office:value="0.255754475703325">
                <text:p>0.255754475703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">
                <text:p>4.01</text:p>
              </table:table-cell>
              <table:table-cell office:value-type="float" office:value="1.38879124131848">
                <text:p>1.38879124131848</text:p>
              </table:table-cell>
              <table:table-cell office:value-type="float" office:value="0.246317871896654">
                <text:p>0.246317871896654</text:p>
              </table:table-cell>
              <table:table-cell office:value-type="float" office:value="0.249376558603491">
                <text:p>0.249376558603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">
                <text:p>4.11</text:p>
              </table:table-cell>
              <table:table-cell office:value-type="float" office:value="1.41342302850814">
                <text:p>1.41342302850814</text:p>
              </table:table-cell>
              <table:table-cell office:value-type="float" office:value="0.240396191861468">
                <text:p>0.240396191861468</text:p>
              </table:table-cell>
              <table:table-cell office:value-type="float" office:value="0.24330900243309">
                <text:p>0.24330900243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">
                <text:p>4.21</text:p>
              </table:table-cell>
              <table:table-cell office:value-type="float" office:value="1.43746264769429">
                <text:p>1.43746264769429</text:p>
              </table:table-cell>
              <table:table-cell office:value-type="float" office:value="0.234752564213664">
                <text:p>0.234752564213664</text:p>
              </table:table-cell>
              <table:table-cell office:value-type="float" office:value="0.237529691211401">
                <text:p>0.237529691211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">
                <text:p>4.31</text:p>
              </table:table-cell>
              <table:table-cell office:value-type="float" office:value="1.46093790411566">
                <text:p>1.46093790411566</text:p>
              </table:table-cell>
              <table:table-cell office:value-type="float" office:value="0.229367853430983">
                <text:p>0.229367853430983</text:p>
              </table:table-cell>
              <table:table-cell office:value-type="float" office:value="0.232018561484919">
                <text:p>0.232018561484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">
                <text:p>4.41</text:p>
              </table:table-cell>
              <table:table-cell office:value-type="float" office:value="1.48387468945875">
                <text:p>1.48387468945875</text:p>
              </table:table-cell>
              <table:table-cell office:value-type="float" office:value="0.224224640558322">
                <text:p>0.224224640558322</text:p>
              </table:table-cell>
              <table:table-cell office:value-type="float" office:value="0.226757369614512">
                <text:p>0.226757369614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">
                <text:p>4.51</text:p>
              </table:table-cell>
              <table:table-cell office:value-type="float" office:value="1.50629715351459">
                <text:p>1.50629715351459</text:p>
              </table:table-cell>
              <table:table-cell office:value-type="float" office:value="0.219307034939703">
                <text:p>0.219307034939703</text:p>
              </table:table-cell>
              <table:table-cell office:value-type="float" office:value="0.221729490022173">
                <text:p>0.22172949002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">
                <text:p>4.61</text:p>
              </table:table-cell>
              <table:table-cell office:value-type="float" office:value="1.52822785700856">
                <text:p>1.52822785700856</text:p>
              </table:table-cell>
              <table:table-cell office:value-type="float" office:value="0.214600510197692">
                <text:p>0.214600510197692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">
                <text:p>4.71</text:p>
              </table:table-cell>
              <table:table-cell office:value-type="float" office:value="1.54968790802833">
                <text:p>1.54968790802833</text:p>
              </table:table-cell>
              <table:table-cell office:value-type="float" office:value="0.210091760893435">
                <text:p>0.210091760893435</text:p>
              </table:table-cell>
              <table:table-cell office:value-type="float" office:value="0.212314225053079">
                <text:p>0.212314225053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">
                <text:p>4.81</text:p>
              </table:table-cell>
              <table:table-cell office:value-type="float" office:value="1.57069708411767">
                <text:p>1.57069708411767</text:p>
              </table:table-cell>
              <table:table-cell office:value-type="float" office:value="0.205768576887593">
                <text:p>0.205768576887593</text:p>
              </table:table-cell>
              <table:table-cell office:value-type="float" office:value="0.207900207900208">
                <text:p>0.2079002079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">
                <text:p>4.91</text:p>
              </table:table-cell>
              <table:table-cell office:value-type="float" office:value="1.59127394180643">
                <text:p>1.59127394180643</text:p>
              </table:table-cell>
              <table:table-cell office:value-type="float" office:value="0.201619732903443">
                <text:p>0.201619732903443</text:p>
              </table:table-cell>
              <table:table-cell office:value-type="float" office:value="0.203665987780041">
                <text:p>0.203665987780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1">
                <text:p>5.01</text:p>
              </table:table-cell>
              <table:table-cell office:value-type="float" office:value="1.61143591509677">
                <text:p>1.61143591509677</text:p>
              </table:table-cell>
              <table:table-cell office:value-type="float" office:value="0.197634891188397">
                <text:p>0.197634891188397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1">
                <text:p>5.11</text:p>
              </table:table-cell>
              <table:table-cell office:value-type="float" office:value="1.63119940421561">
                <text:p>1.63119940421561</text:p>
              </table:table-cell>
              <table:table-cell office:value-type="float" office:value="0.193804515496623">
                <text:p>0.193804515496623</text:p>
              </table:table-cell>
              <table:table-cell office:value-type="float" office:value="0.195694716242661">
                <text:p>0.195694716242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1">
                <text:p>5.21</text:p>
              </table:table-cell>
              <table:table-cell office:value-type="float" office:value="1.65057985576528">
                <text:p>1.65057985576528</text:p>
              </table:table-cell>
              <table:table-cell office:value-type="float" office:value="0.19011979488572">
                <text:p>0.19011979488572</text:p>
              </table:table-cell>
              <table:table-cell office:value-type="float" office:value="0.191938579654511">
                <text:p>0.191938579654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1">
                <text:p>5.31</text:p>
              </table:table-cell>
              <table:table-cell office:value-type="float" office:value="1.66959183525385">
                <text:p>1.66959183525385</text:p>
              </table:table-cell>
              <table:table-cell office:value-type="float" office:value="0.186572576045428">
                <text:p>0.186572576045428</text:p>
              </table:table-cell>
              <table:table-cell office:value-type="float" office:value="0.188323917137477">
                <text:p>0.188323917137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1">
                <text:p>5.41</text:p>
              </table:table-cell>
              <table:table-cell office:value-type="float" office:value="1.68824909285839">
                <text:p>1.68824909285839</text:p>
              </table:table-cell>
              <table:table-cell office:value-type="float" office:value="0.183155303064329">
                <text:p>0.183155303064329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1">
                <text:p>5.51</text:p>
              </table:table-cell>
              <table:table-cell office:value-type="float" office:value="1.70656462316482">
                <text:p>1.70656462316482</text:p>
              </table:table-cell>
              <table:table-cell office:value-type="float" office:value="0.179860963697818">
                <text:p>0.179860963697818</text:p>
              </table:table-cell>
              <table:table-cell office:value-type="float" office:value="0.181488203266788">
                <text:p>0.181488203266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1">
                <text:p>5.61</text:p>
              </table:table-cell>
              <table:table-cell office:value-type="float" office:value="1.7245507195346">
                <text:p>1.7245507195346</text:p>
              </table:table-cell>
              <table:table-cell office:value-type="float" office:value="0.176683041333139">
                <text:p>0.176683041333139</text:p>
              </table:table-cell>
              <table:table-cell office:value-type="float" office:value="0.17825311942959">
                <text:p>0.17825311942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1">
                <text:p>5.71</text:p>
              </table:table-cell>
              <table:table-cell office:value-type="float" office:value="1.74221902366792">
                <text:p>1.74221902366792</text:p>
              </table:table-cell>
              <table:table-cell office:value-type="float" office:value="0.173615471959011">
                <text:p>0.173615471959011</text:p>
              </table:table-cell>
              <table:table-cell office:value-type="float" office:value="0.175131348511384">
                <text:p>0.175131348511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1">
                <text:p>5.81</text:p>
              </table:table-cell>
              <table:table-cell office:value-type="float" office:value="1.75958057086382">
                <text:p>1.75958057086382</text:p>
              </table:table-cell>
              <table:table-cell office:value-type="float" office:value="0.170652605541868">
                <text:p>0.170652605541868</text:p>
              </table:table-cell>
              <table:table-cell office:value-type="float" office:value="0.172117039586919">
                <text:p>0.172117039586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1.77664583141801">
                <text:p>1.77664583141801</text:p>
              </table:table-cell>
              <table:table-cell office:value-type="float" office:value="0.167789171291096">
                <text:p>0.167789171291096</text:p>
              </table:table-cell>
              <table:table-cell office:value-type="float" office:value="0.169204737732657">
                <text:p>0.16920473773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1">
                <text:p>6.01</text:p>
              </table:table-cell>
              <table:table-cell office:value-type="float" office:value="1.79342474854712">
                <text:p>1.79342474854712</text:p>
              </table:table-cell>
              <table:table-cell office:value-type="float" office:value="0.165020246363877">
                <text:p>0.165020246363877</text:p>
              </table:table-cell>
              <table:table-cell office:value-type="float" office:value="0.166389351081531">
                <text:p>0.166389351081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1.8099267731835">
                <text:p>1.8099267731835</text:p>
              </table:table-cell>
              <table:table-cell office:value-type="float" office:value="0.162341227618835">
                <text:p>0.162341227618835</text:p>
              </table:table-cell>
              <table:table-cell office:value-type="float" office:value="0.16366612111293">
                <text:p>0.16366612111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0999999999999">
                <text:p>6.20999999999999</text:p>
              </table:table-cell>
              <table:table-cell office:value-type="float" office:value="1.82616089594539">
                <text:p>1.82616089594539</text:p>
              </table:table-cell>
              <table:table-cell office:value-type="float" office:value="0.159747806077344">
                <text:p>0.159747806077344</text:p>
              </table:table-cell>
              <table:table-cell office:value-type="float" office:value="0.161030595813205">
                <text:p>0.161030595813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0999999999999">
                <text:p>6.30999999999999</text:p>
              </table:table-cell>
              <table:table-cell office:value-type="float" office:value="1.84213567655312">
                <text:p>1.84213567655312</text:p>
              </table:table-cell>
              <table:table-cell office:value-type="float" office:value="0.157235943794568">
                <text:p>0.157235943794568</text:p>
              </table:table-cell>
              <table:table-cell office:value-type="float" office:value="0.158478605388273">
                <text:p>0.158478605388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0999999999999">
                <text:p>6.40999999999999</text:p>
              </table:table-cell>
              <table:table-cell office:value-type="float" office:value="1.85785927093258">
                <text:p>1.85785927093258</text:p>
              </table:table-cell>
              <table:table-cell office:value-type="float" office:value="0.154801852878992">
                <text:p>0.154801852878992</text:p>
              </table:table-cell>
              <table:table-cell office:value-type="float" office:value="0.15600624024961">
                <text:p>0.15600624024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0999999999999">
                <text:p>6.50999999999999</text:p>
              </table:table-cell>
              <table:table-cell office:value-type="float" office:value="1.87333945622048">
                <text:p>1.87333945622048</text:p>
              </table:table-cell>
              <table:table-cell office:value-type="float" office:value="0.152441976431171">
                <text:p>0.152441976431171</text:p>
              </table:table-cell>
              <table:table-cell office:value-type="float" office:value="0.153609831029186">
                <text:p>0.153609831029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0999999999999">
                <text:p>6.60999999999999</text:p>
              </table:table-cell>
              <table:table-cell office:value-type="float" office:value="1.88858365386359">
                <text:p>1.88858365386359</text:p>
              </table:table-cell>
              <table:table-cell office:value-type="float" office:value="0.150152971199955">
                <text:p>0.150152971199955</text:p>
              </table:table-cell>
              <table:table-cell office:value-type="float" office:value="0.151285930408472">
                <text:p>0.151285930408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0999999999999">
                <text:p>6.70999999999999</text:p>
              </table:table-cell>
              <table:table-cell office:value-type="float" office:value="1.90359895098359">
                <text:p>1.90359895098359</text:p>
              </table:table-cell>
              <table:table-cell office:value-type="float" office:value="0.147931691778305">
                <text:p>0.147931691778305</text:p>
              </table:table-cell>
              <table:table-cell office:value-type="float" office:value="0.14903129657228">
                <text:p>0.14903129657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0999999999999">
                <text:p>6.80999999999999</text:p>
              </table:table-cell>
              <table:table-cell office:value-type="float" office:value="1.91839212016142">
                <text:p>1.91839212016142</text:p>
              </table:table-cell>
              <table:table-cell office:value-type="float" office:value="0.145775176181576">
                <text:p>0.145775176181576</text:p>
              </table:table-cell>
              <table:table-cell office:value-type="float" office:value="0.146842878120411">
                <text:p>0.146842878120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0999999999999">
                <text:p>6.90999999999999</text:p>
              </table:table-cell>
              <table:table-cell office:value-type="float" office:value="1.93296963777958">
                <text:p>1.93296963777958</text:p>
              </table:table-cell>
              <table:table-cell office:value-type="float" office:value="0.143680632669204">
                <text:p>0.143680632669204</text:p>
              </table:table-cell>
              <table:table-cell office:value-type="float" office:value="0.144717800289436">
                <text:p>0.144717800289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0999999999999">
                <text:p>7.00999999999999</text:p>
              </table:table-cell>
              <table:table-cell office:value-type="float" office:value="1.9473377010465">
                <text:p>1.9473377010465</text:p>
              </table:table-cell>
              <table:table-cell office:value-type="float" office:value="0.141645427686508">
                <text:p>0.141645427686508</text:p>
              </table:table-cell>
              <table:table-cell office:value-type="float" office:value="0.14265335235378">
                <text:p>0.14265335235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0999999999999">
                <text:p>7.10999999999999</text:p>
              </table:table-cell>
              <table:table-cell office:value-type="float" office:value="1.96150224381515">
                <text:p>1.96150224381515</text:p>
              </table:table-cell>
              <table:table-cell office:value-type="float" office:value="0.139667074817081">
                <text:p>0.139667074817081</text:p>
              </table:table-cell>
              <table:table-cell office:value-type="float" office:value="0.140646976090014">
                <text:p>0.14064697609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0999999999999">
                <text:p>7.20999999999999</text:p>
              </table:table-cell>
              <table:table-cell office:value-type="float" office:value="1.97546895129686">
                <text:p>1.97546895129686</text:p>
              </table:table-cell>
              <table:table-cell office:value-type="float" office:value="0.137743224648295">
                <text:p>0.137743224648295</text:p>
              </table:table-cell>
              <table:table-cell office:value-type="float" office:value="0.13869625520111">
                <text:p>0.1386962552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0999999999999">
                <text:p>7.30999999999999</text:p>
              </table:table-cell>
              <table:table-cell office:value-type="float" office:value="1.98924327376169">
                <text:p>1.98924327376169</text:p>
              </table:table-cell>
              <table:table-cell office:value-type="float" office:value="0.135871655463085">
                <text:p>0.135871655463085</text:p>
              </table:table-cell>
              <table:table-cell office:value-type="float" office:value="0.136798905608755">
                <text:p>0.136798905608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0999999999999">
                <text:p>7.40999999999999</text:p>
              </table:table-cell>
              <table:table-cell office:value-type="float" office:value="2.00283043930799">
                <text:p>2.00283043930799</text:p>
              </table:table-cell>
              <table:table-cell office:value-type="float" office:value="0.134050264680479">
                <text:p>0.134050264680479</text:p>
              </table:table-cell>
              <table:table-cell office:value-type="float" office:value="0.134952766531714">
                <text:p>0.134952766531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999999999999">
                <text:p>7.50999999999999</text:p>
              </table:table-cell>
              <table:table-cell office:value-type="float" office:value="2.01623546577604">
                <text:p>2.01623546577604</text:p>
              </table:table-cell>
              <table:table-cell office:value-type="float" office:value="0.132277060975508">
                <text:p>0.132277060975508</text:p>
              </table:table-cell>
              <table:table-cell office:value-type="float" office:value="0.133155792276964">
                <text:p>0.133155792276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0999999999999">
                <text:p>7.60999999999999</text:p>
              </table:table-cell>
              <table:table-cell office:value-type="float" office:value="2.02946317187359">
                <text:p>2.02946317187359</text:p>
              </table:table-cell>
              <table:table-cell office:value-type="float" office:value="0.130550157016441">
                <text:p>0.130550157016441</text:p>
              </table:table-cell>
              <table:table-cell office:value-type="float" office:value="0.131406044678055">
                <text:p>0.131406044678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0999999999999">
                <text:p>7.70999999999999</text:p>
              </table:table-cell>
              <table:table-cell office:value-type="float" office:value="2.04251818757524">
                <text:p>2.04251818757524</text:p>
              </table:table-cell>
              <table:table-cell office:value-type="float" office:value="0.128867762763561">
                <text:p>0.128867762763561</text:p>
              </table:table-cell>
              <table:table-cell office:value-type="float" office:value="0.12970168612192">
                <text:p>0.12970168612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0999999999999">
                <text:p>7.80999999999999</text:p>
              </table:table-cell>
              <table:table-cell office:value-type="float" office:value="2.05540496385159">
                <text:p>2.05540496385159</text:p>
              </table:table-cell>
              <table:table-cell office:value-type="float" office:value="0.127228179279682">
                <text:p>0.127228179279682</text:p>
              </table:table-cell>
              <table:table-cell office:value-type="float" office:value="0.128040973111396">
                <text:p>0.128040973111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0999999999999">
                <text:p>7.90999999999999</text:p>
              </table:table-cell>
              <table:table-cell office:value-type="float" office:value="2.06812778177956">
                <text:p>2.06812778177956</text:p>
              </table:table-cell>
              <table:table-cell office:value-type="float" office:value="0.125629793007053">
                <text:p>0.125629793007053</text:p>
              </table:table-cell>
              <table:table-cell office:value-type="float" office:value="0.126422250316056">
                <text:p>0.126422250316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2.08069076108027">
                <text:p>2.08069076108027</text:p>
              </table:table-cell>
              <table:table-cell office:value-type="float" office:value="0.124071070470535">
                <text:p>0.124071070470535</text:p>
              </table:table-cell>
              <table:table-cell office:value-type="float" office:value="0.124843945068664">
                <text:p>0.124843945068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0999999999999">
                <text:p>8.10999999999999</text:p>
              </table:table-cell>
              <table:table-cell office:value-type="float" office:value="2.09309786812732">
                <text:p>2.09309786812732</text:p>
              </table:table-cell>
              <table:table-cell office:value-type="float" office:value="0.122550553370156">
                <text:p>0.122550553370156</text:p>
              </table:table-cell>
              <table:table-cell office:value-type="float" office:value="0.123304562268804">
                <text:p>0.123304562268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0999999999999">
                <text:p>8.20999999999999</text:p>
              </table:table-cell>
              <table:table-cell office:value-type="float" office:value="2.10535292346434">
                <text:p>2.10535292346434</text:p>
              </table:table-cell>
              <table:table-cell office:value-type="float" office:value="0.121066854030199">
                <text:p>0.121066854030199</text:p>
              </table:table-cell>
              <table:table-cell office:value-type="float" office:value="0.121802679658953">
                <text:p>0.1218026796589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0999999999999">
                <text:p>8.30999999999999</text:p>
              </table:table-cell>
              <table:table-cell office:value-type="float" office:value="2.11745960886736">
                <text:p>2.11745960886736</text:p>
              </table:table-cell>
              <table:table-cell office:value-type="float" office:value="0.119618651174998">
                <text:p>0.119618651174998</text:p>
              </table:table-cell>
              <table:table-cell office:value-type="float" office:value="0.120336943441637">
                <text:p>0.120336943441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0999999999999">
                <text:p>8.40999999999999</text:p>
              </table:table-cell>
              <table:table-cell office:value-type="float" office:value="2.12942147398486">
                <text:p>2.12942147398486</text:p>
              </table:table-cell>
              <table:table-cell office:value-type="float" office:value="0.118204686004262">
                <text:p>0.118204686004262</text:p>
              </table:table-cell>
              <table:table-cell office:value-type="float" office:value="0.118906064209275">
                <text:p>0.118906064209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0999999999999">
                <text:p>8.50999999999999</text:p>
              </table:table-cell>
              <table:table-cell office:value-type="float" office:value="2.14124194258528">
                <text:p>2.14124194258528</text:p>
              </table:table-cell>
              <table:table-cell office:value-type="float" office:value="0.116823758543565">
                <text:p>0.116823758543565</text:p>
              </table:table-cell>
              <table:table-cell office:value-type="float" office:value="0.117508813160987">
                <text:p>0.117508813160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0999999999999">
                <text:p>8.60999999999999</text:p>
              </table:table-cell>
              <table:table-cell office:value-type="float" office:value="2.15292431843964">
                <text:p>2.15292431843964</text:p>
              </table:table-cell>
              <table:table-cell office:value-type="float" office:value="0.11547472424772">
                <text:p>0.11547472424772</text:p>
              </table:table-cell>
              <table:table-cell office:value-type="float" office:value="0.116144018583043">
                <text:p>0.116144018583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0999999999999">
                <text:p>8.70999999999999</text:p>
              </table:table-cell>
              <table:table-cell office:value-type="float" office:value="2.16447179086441">
                <text:p>2.16447179086441</text:p>
              </table:table-cell>
              <table:table-cell office:value-type="float" office:value="0.11415649083677">
                <text:p>0.11415649083677</text:p>
              </table:table-cell>
              <table:table-cell office:value-type="float" office:value="0.114810562571757">
                <text:p>0.114810562571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0999999999999">
                <text:p>8.80999999999999</text:p>
              </table:table-cell>
              <table:table-cell office:value-type="float" office:value="2.17588743994809">
                <text:p>2.17588743994809</text:p>
              </table:table-cell>
              <table:table-cell office:value-type="float" office:value="0.112868015346295">
                <text:p>0.112868015346295</text:p>
              </table:table-cell>
              <table:table-cell office:value-type="float" office:value="0.113507377979569">
                <text:p>0.113507377979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0999999999999">
                <text:p>8.90999999999999</text:p>
              </table:table-cell>
              <table:table-cell office:value-type="float" office:value="2.18717424148272">
                <text:p>2.18717424148272</text:p>
              </table:table-cell>
              <table:table-cell office:value-type="float" office:value="0.111608301375288">
                <text:p>0.111608301375288</text:p>
              </table:table-cell>
              <table:table-cell office:value-type="float" office:value="0.112233445566779">
                <text:p>0.112233445566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0999999999999">
                <text:p>9.00999999999999</text:p>
              </table:table-cell>
              <table:table-cell office:value-type="float" office:value="2.19833507162024">
                <text:p>2.19833507162024</text:p>
              </table:table-cell>
              <table:table-cell office:value-type="float" office:value="0.110376396516206">
                <text:p>0.110376396516206</text:p>
              </table:table-cell>
              <table:table-cell office:value-type="float" office:value="0.110987791342952">
                <text:p>0.11098779134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0999999999999">
                <text:p>9.10999999999999</text:p>
              </table:table-cell>
              <table:table-cell office:value-type="float" office:value="2.20937271127187">
                <text:p>2.20937271127187</text:p>
              </table:table-cell>
              <table:table-cell office:value-type="float" office:value="0.109171389953482">
                <text:p>0.109171389953482</text:p>
              </table:table-cell>
              <table:table-cell office:value-type="float" office:value="0.109769484083425">
                <text:p>0.109769484083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0999999999999">
                <text:p>9.20999999999999</text:p>
              </table:table-cell>
              <table:table-cell office:value-type="float" office:value="2.22028985026721">
                <text:p>2.22028985026721</text:p>
              </table:table-cell>
              <table:table-cell office:value-type="float" office:value="0.107992410217604">
                <text:p>0.107992410217604</text:p>
              </table:table-cell>
              <table:table-cell office:value-type="float" office:value="0.108577633007601">
                <text:p>0.108577633007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0999999999998">
                <text:p>9.30999999999998</text:p>
              </table:table-cell>
              <table:table-cell office:value-type="float" office:value="2.23108909128897">
                <text:p>2.23108909128897</text:p>
              </table:table-cell>
              <table:table-cell office:value-type="float" office:value="0.106838623083126">
                <text:p>0.106838623083126</text:p>
              </table:table-cell>
              <table:table-cell office:value-type="float" office:value="0.107411385606875">
                <text:p>0.10741138560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0999999999998">
                <text:p>9.40999999999998</text:p>
              </table:table-cell>
              <table:table-cell office:value-type="float" office:value="2.24177295359729">
                <text:p>2.24177295359729</text:p>
              </table:table-cell>
              <table:table-cell office:value-type="float" office:value="0.105709229600106">
                <text:p>0.105709229600106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0999999999998">
                <text:p>9.50999999999998</text:p>
              </table:table-cell>
              <table:table-cell office:value-type="float" office:value="2.2523438765573">
                <text:p>2.2523438765573</text:p>
              </table:table-cell>
              <table:table-cell office:value-type="float" office:value="0.104603464249023">
                <text:p>0.104603464249023</text:p>
              </table:table-cell>
              <table:table-cell office:value-type="float" office:value="0.105152471083071">
                <text:p>0.105152471083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0999999999998">
                <text:p>9.60999999999998</text:p>
              </table:table-cell>
              <table:table-cell office:value-type="float" office:value="2.2628042229822">
                <text:p>2.2628042229822</text:p>
              </table:table-cell>
              <table:table-cell office:value-type="float" office:value="0.103520593210323">
                <text:p>0.103520593210323</text:p>
              </table:table-cell>
              <table:table-cell office:value-type="float" office:value="0.104058272632674">
                <text:p>0.104058272632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999999999998">
                <text:p>9.70999999999998</text:p>
              </table:table-cell>
              <table:table-cell office:value-type="float" office:value="2.27315628230323">
                <text:p>2.27315628230323</text:p>
              </table:table-cell>
              <table:table-cell office:value-type="float" office:value="0.102459912740383">
                <text:p>0.102459912740383</text:p>
              </table:table-cell>
              <table:table-cell office:value-type="float" office:value="0.102986611740474">
                <text:p>0.102986611740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999999999998">
                <text:p>9.80999999999998</text:p>
              </table:table-cell>
              <table:table-cell office:value-type="float" office:value="2.28340227357727">
                <text:p>2.28340227357727</text:p>
              </table:table-cell>
              <table:table-cell office:value-type="float" office:value="0.101420747646248">
                <text:p>0.101420747646248</text:p>
              </table:table-cell>
              <table:table-cell office:value-type="float" office:value="0.101936799184506">
                <text:p>0.101936799184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0999999999998">
                <text:p>9.90999999999998</text:p>
              </table:table-cell>
              <table:table-cell office:value-type="float" office:value="2.29354434834189">
                <text:p>2.29354434834189</text:p>
              </table:table-cell>
              <table:table-cell office:value-type="float" office:value="0.100402449852326">
                <text:p>0.100402449852326</text:p>
              </table:table-cell>
              <table:table-cell office:value-type="float" office:value="0.100908173562059">
                <text:p>0.100908173562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1">
                <text:p>10.01</text:p>
              </table:table-cell>
              <table:table-cell office:value-type="float" office:value="2.30358459332713">
                <text:p>2.30358459332713</text:p>
              </table:table-cell>
              <table:table-cell office:value-type="float" office:value="0.0994043970525119">
                <text:p>0.0994043970525119</text:p>
              </table:table-cell>
              <table:table-cell office:value-type="float" office:value="0.0999000999001001">
                <text:p>0.0999000999001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1">
                <text:p>10.11</text:p>
              </table:table-cell>
              <table:table-cell office:value-type="float" office:value="2.31352503303238">
                <text:p>2.31352503303238</text:p>
              </table:table-cell>
              <table:table-cell office:value-type="float" office:value="0.0984259914419375">
                <text:p>0.0984259914419375</text:p>
              </table:table-cell>
              <table:table-cell office:value-type="float" office:value="0.0989119683481703">
                <text:p>0.0989119683481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1">
                <text:p>10.21</text:p>
              </table:table-cell>
              <table:table-cell office:value-type="float" office:value="2.32336763217657">
                <text:p>2.32336763217657</text:p>
              </table:table-cell>
              <table:table-cell office:value-type="float" office:value="0.0974666585229448">
                <text:p>0.0974666585229448</text:p>
              </table:table-cell>
              <table:table-cell office:value-type="float" office:value="0.0979431929480903">
                <text:p>0.09794319294809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1">
                <text:p>10.31</text:p>
              </table:table-cell>
              <table:table-cell office:value-type="float" office:value="2.33311429802887">
                <text:p>2.33311429802887</text:p>
              </table:table-cell>
              <table:table-cell office:value-type="float" office:value="0.226296246171568">
                <text:p>0.226296246171568</text:p>
              </table:table-cell>
              <table:table-cell office:value-type="float" office:value="0.0969932104752669">
                <text:p>0.0969932104752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